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ome Plot Ideas</text:span></text:p>
      <text:p text:style-name="P2"/>
      <text:list xml:id="list41280513" text:style-name="L3">
        <text:list-item>
          <text:p text:style-name="P4">Character A: Female lightsaber wielder. Very serious personality, rigid discipline, clear objectives.</text:p>
        </text:list-item>
      </text:list>
      <text:list xml:id="list41277560" text:style-name="L2">
        <text:list-item>
          <text:p text:style-name="P3">Character S: Female ranged fighter (arm cannon). Easygoing personality, wants to blast everything away (and thinks that all will bo OK with that), is loyal.</text:p>
        </text:list-item>
        <text:list-item>
          <text:p text:style-name="P3">Character D: Male Psychic (controls knife circle). Is kind, tries to always use reason, but is sometimes weak in taking decisions, etc.</text:p>
        </text:list-item>
        <text:list-item>
          <text:p text:style-name="P3"><text:s/>Each character's name correspond to a button (ASD).</text:p>
        </text:list-item>
        <text:list-item>
          <text:p text:style-name="P3">Mysterious organization has lately been killing specific people for unspecified reasons (it turns out the reasoning behind that is somehow not evil).</text:p>
        </text:list-item>
        <text:list-item>
          <text:p text:style-name="P3">This organization creates an army of warriors who can adapt really quickly to new fighting styles by way of a specific method of training.</text:p>
        </text:list-item>
        <text:list-item>
          <text:p text:style-name="P3">This army can counter the main characters pretty effectively, because changes in their play style can somehow be felt by the enemies (ki energy has too much potential, or potency).</text:p>
        </text:list-item>
        <text:list-item>
          <text:p text:style-name="P3">The main characters are a trio of self-motivated, highly skilled fighters who decide to investigate on this company.</text:p>
        </text:list-item>
        <text:list-item>
          <text:p text:style-name="P3">The situation forces one of the characters (female) to leave her loved one behind (who is maybe a scientist, or someone whose abilities can influence the course of the story).</text:p>
        </text:list-item>
        <text:list-item>
          <text:p text:style-name="P3">The male character's little sister gets involved at some point.</text:p>
        </text:list-item>
        <text:list-item>
          <text:p text:style-name="P3">It turns out the organization's motivation is to distribute power (political, economical) more equally, seeing as, in that society, it is too concentrated in the hands of few. -&gt; (try to make this plan make more sens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tor Castro</meta:initial-creator>
    <meta:creation-date>2014-01-23T21:00:03.67</meta:creation-date>
    <dc:date>2014-01-23T21:23:21.79</dc:date>
    <dc:creator>Vitor Castro</dc:creator>
    <meta:editing-duration>PT00H22M45S</meta:editing-duration>
    <meta:editing-cycles>5</meta:editing-cycles>
    <meta:generator>BrOffice.org/3.2$Win32 OpenOffice.org_project/320m18$Build-9502</meta:generator>
    <meta:document-statistic meta:table-count="0" meta:image-count="0" meta:object-count="0" meta:page-count="1" meta:paragraph-count="12" meta:word-count="252" meta:character-count="1509"/>
  </office:meta>
</office:document-meta>
</file>